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74cm" fo:min-width="2.7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5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Windsor Outline BT'" style:font-family-generic="decorative" style:font-pitch="variable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5pt" style:font-size-asian="5pt" style:font-size-complex="5pt"/>
    </style:style>
    <style:style style:name="T1" style:family="text">
      <style:text-properties fo:font-family="'Aldine721 BT'" style:font-family-generic="roman" style:font-pitch="variable" fo:font-size="6pt" style:font-size-asian="6pt" style:font-size-complex="6pt"/>
    </style:style>
    <style:style style:name="T2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family="'Times New Roman'" style:font-family-generic="roman" style:font-pitch="variable" fo:font-size="4pt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4" style:family="text">
      <style:text-properties fo:font-family="'Times New Roman'" style:font-family-generic="roman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" style:family="text">
      <style:text-properties fo:color="#000000"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color="#000000" fo:font-family="'Times New Roman'" style:font-family-generic="roman" style:font-pitch="variable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9" style:family="text">
      <style:text-properties fo:font-family="'Times New Roman'" style:font-family-generic="roman" style:font-pitch="variable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T11" style:family="text">
      <style:text-properties fo:font-family="'Times New Roman'" style:font-family-generic="roman" style:font-pitch="variable" fo:font-size="8pt" style:font-size-asian="8pt" style:font-size-complex="8pt"/>
    </style:style>
    <style:style style:name="T12" style:family="text">
      <style:text-properties fo:font-family="'Times New Roman'" style:font-family-generic="roman" style:font-pitch="variable" fo:font-size="6pt" style:font-size-asian="6pt" style:font-size-complex="6pt"/>
    </style:style>
    <style:style style:name="T13" style:family="text">
      <style:text-properties fo:font-family="'Times New Roman'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family-generic="roman" style:font-pitch="variable" fo:font-size="9pt" style:font-size-asian="9pt" style:font-size-complex="9pt"/>
    </style:style>
    <style:style style:name="T15" style:family="text">
      <style:text-properties fo:font-family="'Times New Roman'" style:font-family-generic="roman" style:font-pitch="variable" fo:font-size="3pt" style:font-size-asian="3pt" style:font-size-complex="3pt"/>
    </style:style>
    <style:style style:name="T16" style:family="text">
      <style:text-properties fo:font-family="'Times New Roman'" style:font-family-generic="roman" style:font-pitch="variable" fo:font-size="4pt" style:font-size-asian="4pt" style:font-size-complex="4pt"/>
    </style:style>
    <style:style style:name="T17" style:family="text">
      <style:text-properties fo:font-family="'Times New Roman'" style:font-family-generic="roman" style:font-pitch="variable" fo:font-size="11pt" style:font-size-asian="11pt" style:font-size-complex="11pt"/>
    </style:style>
    <style:style style:name="T18" style:family="text">
      <style:text-properties fo:font-family="'Windsor Outline BT'" style:font-family-generic="decorative" style:font-pitch="variable"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font-family="'Times New Roman'" style:font-family-generic="roman" style:font-pitch="variable" fo:font-size="5pt" style:font-size-asian="5pt" style:font-size-complex="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8cm" svg:height="0.8cm" svg:x="5.3cm" svg:y="14.404cm">
          <text:p text:style-name="P5"/>
        </draw:circle>
        <draw:circle draw:style-name="gr1" draw:text-style-name="P1" draw:layer="layout" svg:width="0.8cm" svg:height="0.8cm" svg:x="10.6cm" svg:y="14.404cm">
          <text:p text:style-name="P5"/>
        </draw:circle>
        <draw:circle draw:style-name="gr1" draw:text-style-name="P1" draw:layer="layout" svg:width="0.8cm" svg:height="0.8cm" svg:x="15.9cm" svg:y="14.404cm">
          <text:p text:style-name="P5"/>
        </draw:circle>
        <draw:frame draw:style-name="gr2" draw:text-style-name="P1" draw:layer="layout" svg:width="6.255cm" svg:height="14.068cm" svg:x="0.581cm" svg:y="14.968cm">
          <draw:text-box draw:corner-radius="0.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Minuto <text:s text:c="2"/></text:span></text:p>
            <text:p text:style-name="P4"><text:span text:style-name="T3"><text:s/></text:span></text:p>
            <text:p text:style-name="P2"><text:span text:style-name="T4">Bon</text:span><text:span text:style-name="T5"> pour marchandises ou services d ' une </text:span></text:p>
            <text:p text:style-name="P2"><text:span text:style-name="T5">valeur de 120 minutes de prestation de qualité.</text:span></text:p>
            <text:p text:style-name="P2"><text:span text:style-name="T6"/></text:p>
            <text:p text:style-name="P4"><text:span text:style-name="T6"><text:s text:c="2"/></text:span><text:span text:style-name="T6">Valable jusqu 'à la fin de <text:s text:c="9"/>Moyen de paiement régional:</text:span></text:p>
            <text:p text:style-name="P4"><text:span text:style-name="T7"><text:s text:c="2"/></text:span><text:span text:style-name="T7">l ' année:</text:span></text:p>
            <text:p text:style-name="P4"><text:span text:style-name="T8"/></text:p>
            <text:p text:style-name="P4"><text:span text:style-name="T6"><text:s text:c="48"/></text:span><text:span text:style-name="T9">Ville ou Pays / CP</text:span></text:p>
            <text:p text:style-name="P4"><text:span text:style-name="T10"/></text:p>
            <text:p text:style-name="P4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5"/></text:p>
            <text:p text:style-name="P4"><text:span text:style-name="T11"><text:s/></text:span><text:span text:style-name="T11">Garant (fémin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6"/></text:p>
            <text:p text:style-name="P4"><text:span text:style-name="T11"><text:s/></text:span><text:span text:style-name="T11">Garant (mascul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7"/></text:p>
            <text:p text:style-name="P2"><text:span text:style-name="T13"/></text:p>
            <text:p text:style-name="P3"><text:span text:style-name="T12">Tampon, date, signature <text:s text:c="4"/></text:span></text:p>
            <text:p text:style-name="P2"><text:span text:style-name="T12"/></text:p>
            <text:p text:style-name="P2"><text:span text:style-name="T12">Utilisation des bons uniquement pour les participant / es.</text:span></text:p>
            <text:p text:style-name="P2"><text:span text:style-name="T12">L ' arrière peut être utilisé de manière créative.</text:span></text:p>
          </draw:text-box>
        </draw:frame>
        <draw:frame draw:style-name="gr2" draw:text-style-name="P1" draw:layer="layout" svg:width="6.255cm" svg:height="14.068cm" svg:x="7.49cm" svg:y="14.977cm">
          <draw:text-box draw:corner-radius="0.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Minuto <text:s text:c="2"/></text:span></text:p>
            <text:p text:style-name="P4"><text:span text:style-name="T3"><text:s/></text:span></text:p>
            <text:p text:style-name="P2"><text:span text:style-name="T4">Bon</text:span><text:span text:style-name="T5"> pour marchandises ou services d ' une </text:span></text:p>
            <text:p text:style-name="P2"><text:span text:style-name="T5">valeur de 30 minutes de prestation de qualité.</text:span></text:p>
            <text:p text:style-name="P2"><text:span text:style-name="T6"/></text:p>
            <text:p text:style-name="P4"><text:span text:style-name="T6"><text:s text:c="2"/></text:span><text:span text:style-name="T6">Valable jusqu 'à la fin de <text:s text:c="9"/>Moyen de paiement régional:</text:span></text:p>
            <text:p text:style-name="P4"><text:span text:style-name="T7"><text:s text:c="2"/></text:span><text:span text:style-name="T7">l ' année:</text:span></text:p>
            <text:p text:style-name="P4"><text:span text:style-name="T8"/></text:p>
            <text:p text:style-name="P4"><text:span text:style-name="T6"><text:s text:c="49"/></text:span><text:span text:style-name="T9">Ville ou Pays / CP</text:span></text:p>
            <text:p text:style-name="P4"><text:span text:style-name="T10"/></text:p>
            <text:p text:style-name="P4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5"/></text:p>
            <text:p text:style-name="P4"><text:span text:style-name="T11"><text:s/></text:span><text:span text:style-name="T11">Garant (fémin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6"/></text:p>
            <text:p text:style-name="P4"><text:span text:style-name="T11"><text:s/></text:span><text:span text:style-name="T11">Garant (mascul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7"/></text:p>
            <text:p text:style-name="P2"><text:span text:style-name="T13"/></text:p>
            <text:p text:style-name="P3"><text:span text:style-name="T12">Tampon, date, signature <text:s text:c="4"/></text:span></text:p>
            <text:p text:style-name="P2"><text:span text:style-name="T12"/></text:p>
            <text:p text:style-name="P2"><text:span text:style-name="T12">Utilisation des bons uniquement pour les participant / es.</text:span></text:p>
            <text:p text:style-name="P2"><text:span text:style-name="T12">L ' arrière peut être utilisé de manière créative.</text:span></text:p>
          </draw:text-box>
        </draw:frame>
        <draw:rect draw:style-name="gr3" draw:text-style-name="P1" draw:layer="layout" svg:width="5.8cm" svg:height="3cm" svg:x="7.71cm" svg:y="18.904cm" draw:corner-radius="0.2cm">
          <text:p text:style-name="P5"/>
        </draw:rect>
        <draw:rect draw:style-name="gr3" draw:text-style-name="P1" draw:layer="layout" svg:width="5.8cm" svg:height="3cm" svg:x="7.71cm" svg:y="21.954cm" draw:corner-radius="0.2cm">
          <text:p text:style-name="P5"/>
        </draw:rect>
        <draw:rect draw:style-name="gr3" draw:text-style-name="P1" draw:layer="layout" svg:width="5.8cm" svg:height="3.1cm" svg:x="7.71cm" svg:y="25.004cm" draw:corner-radius="0.2cm">
          <text:p text:style-name="P5"/>
        </draw:rect>
        <draw:frame draw:style-name="gr4" draw:text-style-name="P6" draw:layer="layout" svg:width="2.005cm" svg:height="2.042cm" svg:x="8.591cm" svg:y="15.107cm">
          <draw:text-box>
            <text:p text:style-name="P5"><text:span text:style-name="T18">30</text:span></text:p>
          </draw:text-box>
        </draw:frame>
        <draw:rect draw:style-name="gr3" draw:text-style-name="P1" draw:layer="layout" svg:width="2.43cm" svg:height="1cm" svg:x="7.71cm" svg:y="17.854cm" draw:corner-radius="0.2cm">
          <text:p text:style-name="P5"/>
        </draw:rect>
        <draw:frame draw:style-name="gr5" draw:text-style-name="P7" draw:layer="layout" svg:width="6.319cm" svg:height="0.459cm" draw:transform="rotate (1.5700981950938) translate (13.446cm 28.319cm)">
          <draw:text-box>
            <text:p text:style-name="P5"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frame draw:style-name="gr2" draw:text-style-name="P1" draw:layer="layout" svg:width="6.255cm" svg:height="14.068cm" svg:x="14.419cm" svg:y="14.978cm">
          <draw:text-box draw:corner-radius="0.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Minuto <text:s text:c="2"/></text:span></text:p>
            <text:p text:style-name="P4"><text:span text:style-name="T3"><text:s/></text:span></text:p>
            <text:p text:style-name="P2"><text:span text:style-name="T4">Bon</text:span><text:span text:style-name="T5"> pour marchandises ou services d ' une </text:span></text:p>
            <text:p text:style-name="P2"><text:span text:style-name="T5">valeur de 30 minutes de prestation de qualité.</text:span></text:p>
            <text:p text:style-name="P2"><text:span text:style-name="T6"/></text:p>
            <text:p text:style-name="P4"><text:span text:style-name="T6"><text:s text:c="2"/></text:span><text:span text:style-name="T6">Valable jusqu 'à la fin de <text:s text:c="9"/>Moyen de paiement régional:</text:span></text:p>
            <text:p text:style-name="P4"><text:span text:style-name="T7"><text:s text:c="2"/></text:span><text:span text:style-name="T7">l ' année:</text:span></text:p>
            <text:p text:style-name="P4"><text:span text:style-name="T8"/></text:p>
            <text:p text:style-name="P4"><text:span text:style-name="T6"><text:s text:c="49"/></text:span><text:span text:style-name="T9">Ville ou Pays / CP</text:span></text:p>
            <text:p text:style-name="P4"><text:span text:style-name="T10"/></text:p>
            <text:p text:style-name="P4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5"/></text:p>
            <text:p text:style-name="P4"><text:span text:style-name="T11"><text:s/></text:span><text:span text:style-name="T11">Garant (fémin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6"/></text:p>
            <text:p text:style-name="P4"><text:span text:style-name="T11"><text:s/></text:span><text:span text:style-name="T11">Garant (mascul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7"/></text:p>
            <text:p text:style-name="P2"><text:span text:style-name="T13"/></text:p>
            <text:p text:style-name="P3"><text:span text:style-name="T12">Tampon, date, signature <text:s text:c="4"/></text:span></text:p>
            <text:p text:style-name="P2"><text:span text:style-name="T12"/></text:p>
            <text:p text:style-name="P2"><text:span text:style-name="T12">Utilisation des bons uniquement pour les participant / es.</text:span></text:p>
            <text:p text:style-name="P2"><text:span text:style-name="T12">L ' arrière peut être utilisé de manière créative.</text:span></text:p>
          </draw:text-box>
        </draw:frame>
        <draw:rect draw:style-name="gr3" draw:text-style-name="P1" draw:layer="layout" svg:width="3.32cm" svg:height="1cm" svg:x="10.19cm" svg:y="17.854cm" draw:corner-radius="0.2cm">
          <text:p text:style-name="P5"/>
        </draw:rect>
        <draw:rect draw:style-name="gr3" draw:text-style-name="P1" draw:layer="layout" svg:width="5.8cm" svg:height="3cm" svg:x="0.77cm" svg:y="18.904cm" draw:corner-radius="0.2cm">
          <text:p text:style-name="P5"/>
        </draw:rect>
        <draw:rect draw:style-name="gr3" draw:text-style-name="P1" draw:layer="layout" svg:width="5.8cm" svg:height="3cm" svg:x="0.77cm" svg:y="21.954cm" draw:corner-radius="0.2cm">
          <text:p text:style-name="P5"/>
        </draw:rect>
        <draw:rect draw:style-name="gr3" draw:text-style-name="P1" draw:layer="layout" svg:width="5.8cm" svg:height="3.1cm" svg:x="0.77cm" svg:y="25.004cm" draw:corner-radius="0.2cm">
          <text:p text:style-name="P5"/>
        </draw:rect>
        <draw:frame draw:style-name="gr6" draw:text-style-name="P6" draw:layer="layout" svg:width="3.219cm" svg:height="2.042cm" svg:x="0.781cm" svg:y="15.159cm">
          <draw:text-box>
            <text:p text:style-name="P5"><text:span text:style-name="T18">120</text:span></text:p>
          </draw:text-box>
        </draw:frame>
        <draw:rect draw:style-name="gr3" draw:text-style-name="P1" draw:layer="layout" svg:width="2.43cm" svg:height="1cm" svg:x="0.77cm" svg:y="17.854cm" draw:corner-radius="0.2cm">
          <text:p text:style-name="P5"/>
        </draw:rect>
        <draw:frame draw:style-name="gr7" draw:text-style-name="P7" draw:layer="layout" svg:width="6.319cm" svg:height="0.465cm" draw:transform="rotate (1.5700981950938) translate (6.507cm 28.319cm)">
          <draw:text-box>
            <text:p text:style-name="P5"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cm" svg:height="1cm" svg:x="3.27cm" svg:y="17.854cm" draw:corner-radius="0.2cm">
          <text:p text:style-name="P5"/>
        </draw:rect>
        <draw:rect draw:style-name="gr3" draw:text-style-name="P1" draw:layer="layout" svg:width="5.8cm" svg:height="3cm" svg:x="14.63cm" svg:y="18.904cm" draw:corner-radius="0.2cm">
          <text:p text:style-name="P5"/>
        </draw:rect>
        <draw:rect draw:style-name="gr3" draw:text-style-name="P1" draw:layer="layout" svg:width="5.8cm" svg:height="3cm" svg:x="14.63cm" svg:y="21.954cm" draw:corner-radius="0.2cm">
          <text:p text:style-name="P5"/>
        </draw:rect>
        <draw:rect draw:style-name="gr3" draw:text-style-name="P1" draw:layer="layout" svg:width="5.8cm" svg:height="3.1cm" svg:x="14.63cm" svg:y="25.004cm" draw:corner-radius="0.2cm">
          <text:p text:style-name="P5"/>
        </draw:rect>
        <draw:frame draw:style-name="gr4" draw:text-style-name="P6" draw:layer="layout" svg:width="2.005cm" svg:height="2.042cm" svg:x="15.454cm" svg:y="15.094cm">
          <draw:text-box>
            <text:p text:style-name="P5"><text:span text:style-name="T18">30</text:span></text:p>
          </draw:text-box>
        </draw:frame>
        <draw:rect draw:style-name="gr3" draw:text-style-name="P1" draw:layer="layout" svg:width="2.43cm" svg:height="1cm" svg:x="14.63cm" svg:y="17.854cm" draw:corner-radius="0.2cm">
          <text:p text:style-name="P5"/>
        </draw:rect>
        <draw:frame draw:style-name="gr8" draw:text-style-name="P7" draw:layer="layout" svg:width="6.311cm" svg:height="0.459cm" draw:transform="rotate (1.5700981950938) translate (14.208cm 28.311cm)">
          <draw:text-box>
            <text:p text:style-name="P5"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svg:x="17.11cm" svg:y="17.854cm" draw:corner-radius="0.2cm">
          <text:p text:style-name="P5"/>
        </draw:rect>
        <draw:frame draw:style-name="gr2" draw:text-style-name="P1" draw:layer="layout" svg:width="6.255cm" svg:height="14.314cm" draw:transform="rotate (-3.14141812066519) translate (20.661cm 14.64cm)">
          <draw:text-box draw:corner-radius="0.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Minuto <text:s text:c="2"/></text:span></text:p>
            <text:p text:style-name="P4"><text:span text:style-name="T3"><text:s/></text:span></text:p>
            <text:p text:style-name="P2"><text:span text:style-name="T4">Bon</text:span><text:span text:style-name="T5"> pour marchandises ou services d ' une </text:span></text:p>
            <text:p text:style-name="P2"><text:span text:style-name="T5">valeur de 60 minutes de prestation de qualité.</text:span></text:p>
            <text:p text:style-name="P2"><text:span text:style-name="T6"/></text:p>
            <text:p text:style-name="P4"><text:span text:style-name="T6"><text:s text:c="2"/></text:span><text:span text:style-name="T6">Valable jusqu 'à la fin de <text:s text:c="9"/>Moyen de paiement régional:</text:span></text:p>
            <text:p text:style-name="P4"><text:span text:style-name="T7"><text:s text:c="2"/></text:span><text:span text:style-name="T7">l ' année:</text:span></text:p>
            <text:p text:style-name="P4"><text:span text:style-name="T8"/></text:p>
            <text:p text:style-name="P4"><text:span text:style-name="T6"><text:s text:c="49"/></text:span><text:span text:style-name="T9">Ville ou Pays / CP</text:span></text:p>
            <text:p text:style-name="P4"><text:span text:style-name="T10"/></text:p>
            <text:p text:style-name="P4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5"/></text:p>
            <text:p text:style-name="P4"><text:span text:style-name="T11"><text:s/></text:span><text:span text:style-name="T11">Garant (fémin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6"/></text:p>
            <text:p text:style-name="P4"><text:span text:style-name="T11"><text:s/></text:span><text:span text:style-name="T11">Garant (mascul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7"/></text:p>
            <text:p text:style-name="P2"><text:span text:style-name="T13"/></text:p>
            <text:p text:style-name="P3"><text:span text:style-name="T12">Tampon, date, signature <text:s text:c="4"/></text:span></text:p>
            <text:p text:style-name="P2"><text:span text:style-name="T12"/></text:p>
            <text:p text:style-name="P2"><text:span text:style-name="T12">Utilisation des bons uniquement pour les participant / es.</text:span></text:p>
            <text:p text:style-name="P2"><text:span text:style-name="T12">L ' arrière peut être utilisé de manière créative.</text:span></text:p>
            <text:p text:style-name="P2"><text:span text:style-name="T12"/></text:p>
          </draw:text-box>
        </draw:frame>
        <draw:frame draw:style-name="gr2" draw:text-style-name="P1" draw:layer="layout" svg:width="6.255cm" svg:height="14.314cm" draw:transform="rotate (-3.14141812066519) translate (13.723cm 14.645cm)">
          <draw:text-box draw:corner-radius="0.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Minuto <text:s text:c="2"/></text:span></text:p>
            <text:p text:style-name="P4"><text:span text:style-name="T3"><text:s/></text:span></text:p>
            <text:p text:style-name="P2"><text:span text:style-name="T4">Bon</text:span><text:span text:style-name="T5"> pour marchandises ou services d ' une </text:span></text:p>
            <text:p text:style-name="P2"><text:span text:style-name="T5">valeur de 60 minutes de prestation de qualité.</text:span></text:p>
            <text:p text:style-name="P2"><text:span text:style-name="T6"/></text:p>
            <text:p text:style-name="P4"><text:span text:style-name="T6"><text:s text:c="2"/></text:span><text:span text:style-name="T6">Valable jusqu 'à la fin de <text:s text:c="9"/>Moyen de paiement régional:</text:span></text:p>
            <text:p text:style-name="P4"><text:span text:style-name="T7"><text:s text:c="2"/></text:span><text:span text:style-name="T7">l ' année:</text:span></text:p>
            <text:p text:style-name="P4"><text:span text:style-name="T8"/></text:p>
            <text:p text:style-name="P4"><text:span text:style-name="T6"><text:s text:c="49"/></text:span><text:span text:style-name="T9">Ville ou Pays / CP</text:span></text:p>
            <text:p text:style-name="P4"><text:span text:style-name="T10"/></text:p>
            <text:p text:style-name="P4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5"/></text:p>
            <text:p text:style-name="P4"><text:span text:style-name="T11"><text:s/></text:span><text:span text:style-name="T11">Garant (fémin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6"/></text:p>
            <text:p text:style-name="P4"><text:span text:style-name="T11"><text:s/></text:span><text:span text:style-name="T11">Garant (mascul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7"/></text:p>
            <text:p text:style-name="P2"><text:span text:style-name="T13"/></text:p>
            <text:p text:style-name="P3"><text:span text:style-name="T12">Tampon, date, signature <text:s text:c="4"/></text:span></text:p>
            <text:p text:style-name="P2"><text:span text:style-name="T12"/></text:p>
            <text:p text:style-name="P2"><text:span text:style-name="T12">Utilisation des bons uniquement pour les participant / es.</text:span></text:p>
            <text:p text:style-name="P2"><text:span text:style-name="T12">L ' arrière peut être utilisé de manière créative.</text:span></text:p>
            <text:p text:style-name="P2"><text:span text:style-name="T12"/></text:p>
          </draw:text-box>
        </draw:frame>
        <draw:frame draw:style-name="gr2" draw:text-style-name="P1" draw:layer="layout" svg:width="6.255cm" svg:height="14.068cm" draw:transform="rotate (-3.14141812066519) translate (6.783cm 14.65cm)">
          <draw:text-box draw:corner-radius="0.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Minuto <text:s text:c="2"/></text:span></text:p>
            <text:p text:style-name="P4"><text:span text:style-name="T3"><text:s/></text:span></text:p>
            <text:p text:style-name="P2"><text:span text:style-name="T4">Bon</text:span><text:span text:style-name="T5"> pour marchandises ou services d ' une </text:span></text:p>
            <text:p text:style-name="P2"><text:span text:style-name="T5">valeur de 120 minutes de prestation de qualité.</text:span></text:p>
            <text:p text:style-name="P2"><text:span text:style-name="T6"/></text:p>
            <text:p text:style-name="P4"><text:span text:style-name="T6"><text:s text:c="2"/></text:span><text:span text:style-name="T6">Valable jusqu 'à la fin de <text:s text:c="9"/>Moyen de paiement régional:</text:span></text:p>
            <text:p text:style-name="P4"><text:span text:style-name="T7"><text:s text:c="2"/></text:span><text:span text:style-name="T7">l ' année:</text:span></text:p>
            <text:p text:style-name="P4"><text:span text:style-name="T8"/></text:p>
            <text:p text:style-name="P4"><text:span text:style-name="T6"><text:s text:c="49"/></text:span><text:span text:style-name="T9">Ville ou Pays / CP</text:span></text:p>
            <text:p text:style-name="P4"><text:span text:style-name="T10"/></text:p>
            <text:p text:style-name="P4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5"/></text:p>
            <text:p text:style-name="P4"><text:span text:style-name="T11"><text:s/></text:span><text:span text:style-name="T11">Garant (fémin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1"/></text:p>
            <text:p text:style-name="P2"><text:span text:style-name="T13"/></text:p>
            <text:p text:style-name="P2"><text:span text:style-name="T13"/></text:p>
            <text:p text:style-name="P3"><text:span text:style-name="T12"><text:s/></text:span><text:span text:style-name="T12">Tampon, date, signature <text:s text:c="4"/></text:span></text:p>
            <text:p text:style-name="P2"><text:span text:style-name="T16"/></text:p>
            <text:p text:style-name="P4"><text:span text:style-name="T11"><text:s/></text:span><text:span text:style-name="T11">Garant (masculin)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7"/></text:p>
            <text:p text:style-name="P2"><text:span text:style-name="T13"/></text:p>
            <text:p text:style-name="P3"><text:span text:style-name="T12">Tampon, date, signature <text:s text:c="4"/></text:span></text:p>
            <text:p text:style-name="P2"><text:span text:style-name="T12"/></text:p>
            <text:p text:style-name="P2"><text:span text:style-name="T12">Utilisation des bons uniquement pour les participant / es.</text:span></text:p>
            <text:p text:style-name="P2"><text:span text:style-name="T12">L ' arrière peut être utilisé de manière créative.</text:span></text:p>
          </draw:text-box>
        </draw:frame>
        <draw:rect draw:style-name="gr3" draw:text-style-name="P1" draw:layer="layout" svg:width="5.8cm" svg:height="3cm" draw:transform="rotate (-3.14141812066519) translate (13.503cm 10.7cm)" draw:corner-radius="0.2cm">
          <text:p text:style-name="P5"/>
        </draw:rect>
        <draw:rect draw:style-name="gr3" draw:text-style-name="P1" draw:layer="layout" svg:width="5.8cm" svg:height="3cm" draw:transform="rotate (-3.14141812066519) translate (13.502cm 7.65cm)" draw:corner-radius="0.2cm">
          <text:p text:style-name="P5"/>
        </draw:rect>
        <draw:rect draw:style-name="gr3" draw:text-style-name="P1" draw:layer="layout" svg:width="5.8cm" svg:height="3.1cm" draw:transform="rotate (-3.14141812066519) translate (13.501cm 4.6cm)" draw:corner-radius="0.2cm">
          <text:p text:style-name="P5"/>
        </draw:rect>
        <draw:frame draw:style-name="gr4" draw:text-style-name="P6" draw:layer="layout" svg:width="2.005cm" svg:height="2.042cm" draw:transform="rotate (-3.14141812066519) translate (12.635cm 14.444cm)">
          <draw:text-box>
            <text:p text:style-name="P5"><text:span text:style-name="T18">60</text:span></text:p>
          </draw:text-box>
        </draw:frame>
        <draw:rect draw:style-name="gr3" draw:text-style-name="P1" draw:layer="layout" svg:width="2.43cm" svg:height="1cm" draw:transform="rotate (3.1415926535892) translate (13.51cm 11.754cm)" draw:corner-radius="0.2cm">
          <text:p text:style-name="P5"/>
        </draw:rect>
        <draw:frame draw:style-name="gr9" draw:text-style-name="P7" draw:layer="layout" svg:width="6.196cm" svg:height="0.459cm" draw:transform="rotate (-1.57131992557138) translate (7.747cm 1.304cm)">
          <draw:text-box>
            <text:p text:style-name="P5"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draw:transform="rotate (3.1415926535892) translate (11.02cm 11.754cm)" draw:corner-radius="0.2cm">
          <text:p text:style-name="P5"/>
        </draw:rect>
        <draw:frame draw:style-name="gr10" draw:layer="layout" svg:width="0.502cm" svg:height="1.225cm" svg:x="15.498cm" svg:y="2.591cm">
          <draw:text-box>
            <text:p text:style-name="P5"/>
          </draw:text-box>
        </draw:frame>
        <draw:rect draw:style-name="gr3" draw:text-style-name="P1" draw:layer="layout" svg:width="5.8cm" svg:height="3cm" draw:transform="rotate (-3.14141812066519) translate (20.453cm 10.699cm)" draw:corner-radius="0.2cm">
          <text:p text:style-name="P5"/>
        </draw:rect>
        <draw:rect draw:style-name="gr3" draw:text-style-name="P1" draw:layer="layout" svg:width="5.8cm" svg:height="3cm" draw:transform="rotate (-3.14141812066519) translate (20.452cm 7.649cm)" draw:corner-radius="0.2cm">
          <text:p text:style-name="P5"/>
        </draw:rect>
        <draw:rect draw:style-name="gr3" draw:text-style-name="P1" draw:layer="layout" svg:width="5.8cm" svg:height="3.1cm" draw:transform="rotate (-3.14141812066519) translate (20.451cm 4.599cm)" draw:corner-radius="0.2cm">
          <text:p text:style-name="P5"/>
        </draw:rect>
        <draw:frame draw:style-name="gr4" draw:text-style-name="P6" draw:layer="layout" svg:width="2.005cm" svg:height="2.042cm" draw:transform="rotate (-3.14141812066519) translate (19.635cm 14.444cm)">
          <draw:text-box>
            <text:p text:style-name="P5"><text:span text:style-name="T18">60</text:span></text:p>
          </draw:text-box>
        </draw:frame>
        <draw:rect draw:style-name="gr3" draw:text-style-name="P1" draw:layer="layout" svg:width="2.43cm" svg:height="1cm" draw:transform="rotate (3.1415926535892) translate (20.46cm 11.754cm)" draw:corner-radius="0.2cm">
          <text:p text:style-name="P5"/>
        </draw:rect>
        <draw:frame draw:style-name="gr9" draw:text-style-name="P7" draw:layer="layout" svg:width="6.196cm" svg:height="0.459cm" draw:transform="rotate (-1.57131992557138) translate (14.697cm 1.304cm)">
          <draw:text-box>
            <text:p text:style-name="P5"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draw:transform="rotate (3.1415926535892) translate (17.963cm 11.75cm)" draw:corner-radius="0.2cm">
          <text:p text:style-name="P5"/>
        </draw:rect>
        <draw:rect draw:style-name="gr3" draw:text-style-name="P1" draw:layer="layout" svg:width="5.8cm" svg:height="3cm" draw:transform="rotate (-3.14141812066519) translate (6.573cm 10.702cm)" draw:corner-radius="0.2cm">
          <text:p text:style-name="P5"/>
        </draw:rect>
        <draw:rect draw:style-name="gr3" draw:text-style-name="P1" draw:layer="layout" svg:width="5.8cm" svg:height="3cm" draw:transform="rotate (-3.14141812066519) translate (6.572cm 7.652cm)" draw:corner-radius="0.2cm">
          <text:p text:style-name="P5"/>
        </draw:rect>
        <draw:rect draw:style-name="gr3" draw:text-style-name="P1" draw:layer="layout" svg:width="5.8cm" svg:height="3.1cm" draw:transform="rotate (-3.14141812066519) translate (6.571cm 4.602cm)" draw:corner-radius="0.2cm">
          <text:p text:style-name="P5"/>
        </draw:rect>
        <draw:frame draw:style-name="gr4" draw:text-style-name="P6" draw:layer="layout" svg:width="2.758cm" svg:height="2.042cm" draw:transform="rotate (-3.14141812066519) translate (6.188cm 14.444cm)">
          <draw:text-box>
            <text:p text:style-name="P5"><text:span text:style-name="T18">120</text:span></text:p>
          </draw:text-box>
        </draw:frame>
        <draw:rect draw:style-name="gr3" draw:text-style-name="P1" draw:layer="layout" svg:width="2.43cm" svg:height="1cm" draw:transform="rotate (3.1415926535892) translate (6.58cm 11.754cm)" draw:corner-radius="0.2cm">
          <text:p text:style-name="P5"/>
        </draw:rect>
        <draw:frame draw:style-name="gr9" draw:text-style-name="P7" draw:layer="layout" svg:width="6.196cm" svg:height="0.459cm" draw:transform="rotate (-1.57131992557138) translate (6.967cm 1.304cm)">
          <draw:text-box>
            <text:p text:style-name="P5"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draw:transform="rotate (3.1415926535892) translate (4.09cm 11.754cm)" draw:corner-radius="0.2cm">
          <text:p text:style-name="P5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 xmlns:grddl="http://www.w3.org/2003/g/data-view#">
    <meta:initial-creator>Ralph Schönfeld</meta:initial-creator>
    <meta:creation-date>2009-03-16T12:51:08.17</meta:creation-date>
    <dc:date>2013-10-09T19:17:39</dc:date>
    <meta:editing-duration>PT21H58M2S</meta:editing-duration>
    <meta:editing-cycles>99</meta:editing-cycles>
    <meta:generator>OpenOffice.org/3.0_Beta$Unix OpenOffice.org_project/300m2$Build-9281</meta:generator>
    <meta:printed-by>Ralph Schönfeld</meta:printed-by>
    <meta:print-date>2009-04-26T18:02:02.43</meta:print-date>
    <meta:document-statistic meta:object-count="5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